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903in" fo:margin-left="-0.0007in" fo:margin-top="0in" fo:margin-bottom="0.0799in" table:align="left" style:writing-mode="lr-tb"/>
    </style:style>
    <style:style style:name="Table2.A" style:family="table-column">
      <style:table-column-properties style:column-width="3.690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3153in" fo:margin-left="0.3021in" fo:margin-top="0.0597in" fo:margin-bottom="0in" table:align="left" style:may-break-between-rows="false" style:writing-mode="lr-tb"/>
    </style:style>
    <style:style style:name="Table3.A" style:family="table-column">
      <style:table-column-properties style:column-width="3.3153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style>
    <style:style style:name="P4" style:family="paragraph" style:parent-style-name="Exalted">
      <style:paragraph-properties fo:margin-left="0in" fo:margin-right="0in" fo:margin-top="0in" fo:margin-bottom="0.0555in" style:contextual-spacing="false" fo:line-height="100%" fo:text-indent="0in" style:auto-text-indent="false"/>
    </style:style>
    <style:style style:name="P5" style:family="paragraph" style:parent-style-name="Exalted">
      <style:paragraph-properties fo:margin-left="0in" fo:margin-right="0in" fo:margin-top="0in" fo:margin-bottom="0.0555in" style:contextual-spacing="false" fo:line-height="100%" fo:text-indent="0in" style:auto-text-indent="false"/>
      <style:text-properties officeooo:paragraph-rsid="0031e2de"/>
    </style:style>
    <style:style style:name="P6" style:family="paragraph" style:parent-style-name="Exalted">
      <style:paragraph-properties fo:margin-top="0in" fo:margin-bottom="0in" style:contextual-spacing="false" fo:line-height="100%" fo:orphans="0" fo:widows="0"/>
      <style:text-properties officeooo:paragraph-rsid="001ae85f"/>
    </style:style>
    <style:style style:name="P7" style:family="paragraph" style:parent-style-name="Exalted">
      <style:paragraph-properties fo:margin-top="0in" fo:margin-bottom="0in" style:contextual-spacing="false" fo:line-height="100%" fo:text-align="start" style:justify-single-word="false" fo:orphans="0" fo:widows="0"/>
      <style:text-properties officeooo:paragraph-rsid="000e5a31"/>
    </style:style>
    <style:style style:name="P8" style:family="paragraph" style:parent-style-name="Exalted">
      <style:paragraph-properties fo:margin-top="0in" fo:margin-bottom="0in" style:contextual-spacing="false" fo:line-height="100%" fo:text-align="start" style:justify-single-word="false" fo:orphans="0" fo:widows="0"/>
      <style:text-properties fo:color="#980000" loext:opacity="100%" style:font-name="Modern Antiqua" fo:font-weight="bold" officeooo:paragraph-rsid="000e5a31" style:font-name-asian="Modern Antiqua1" style:font-weight-asian="bold" style:font-name-complex="Modern Antiqua1" style:font-size-complex="10pt" style:font-style-complex="normal" style:font-weight-complex="bold"/>
    </style:style>
    <style:style style:name="P9"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0" style:family="paragraph" style:parent-style-name="Standard">
      <style:paragraph-properties fo:margin-top="0in" fo:margin-bottom="0.0835in" style:contextual-spacing="false"/>
    </style:style>
    <style:style style:name="P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2"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Table_20_Contents">
      <style:paragraph-properties fo:margin-top="0.0201in" fo:margin-bottom="0.0598in" style:contextual-spacing="true" fo:orphans="0" fo:widows="0"/>
      <style:text-properties fo:font-size="9pt" fo:font-weight="normal" style:font-size-asian="9pt" style:font-weight-asian="normal" style:font-size-complex="9pt" style:font-style-complex="normal" style:font-weight-complex="normal"/>
    </style:style>
    <style:style style:name="P1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5"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6" style:family="paragraph" style:parent-style-name="Heading_20_2">
      <style:text-properties officeooo:paragraph-rsid="0031e2de"/>
    </style:style>
    <style:style style:name="P17" style:family="paragraph" style:parent-style-name="Heading_20_2">
      <style:paragraph-properties fo:margin-top="0in" fo:margin-bottom="0.0555in" style:contextual-spacing="false" fo:line-height="100%">
        <style:tab-stops>
          <style:tab-stop style:position="0.2165in"/>
        </style:tab-stops>
      </style:paragraph-properties>
    </style:style>
    <style:style style:name="P18"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19" style:family="paragraph" style:parent-style-name="Heading_20_1" style:master-page-name="First_20_Page">
      <style:paragraph-properties fo:text-align="center" style:justify-single-word="false" style:page-number="1"/>
    </style:style>
    <style:style style:name="P20" style:family="paragraph" style:parent-style-name="Exalted" style:list-style-name="Exalted_20_Center_20_Dot"/>
    <style:style style:name="P21" style:family="paragraph" style:parent-style-name="Exalted" style:list-style-name="Exalted_20_1a">
      <style:paragraph-properties fo:margin-top="0.0398in" fo:margin-bottom="0.0992in" style:contextual-spacing="false" fo:line-height="100%" fo:text-align="start" style:justify-single-word="false"/>
    </style:style>
    <style:style style:name="P22"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23"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24" style:family="paragraph" style:parent-style-name="Exalted" style:list-style-name="Exalt_20_Dot">
      <style:paragraph-properties fo:margin-top="0.0398in" fo:margin-bottom="0.0992in" style:contextual-spacing="false" fo:line-height="100%" fo:text-align="start" style:justify-single-word="false"/>
    </style:style>
    <style:style style:name="P25"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26"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27"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28"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paragraph-rsid="0033d9d0" style:font-weight-asian="normal" style:font-weight-complex="normal"/>
    </style:style>
    <style:style style:name="P29"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30"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31"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32"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33"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34"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35"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1c7af5"/>
    </style:style>
    <style:style style:name="P36"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37"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38"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39"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40"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41"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42" style:family="paragraph" style:parent-style-name="Exalted" style:list-style-name="Exalted_20_Center_20_Dot">
      <style:paragraph-properties fo:margin-top="0in" fo:margin-bottom="0in" style:contextual-spacing="false"/>
    </style:style>
    <style:style style:name="P43" style:family="paragraph" style:parent-style-name="Table_20_Contents" style:list-style-name="Exalted_20_1a">
      <style:paragraph-properties fo:orphans="0" fo:widows="0"/>
    </style:style>
    <style:style style:name="P44" style:family="paragraph" style:parent-style-name="Table_20_Contents" style:list-style-name="Exalted_20_1a">
      <style:paragraph-properties fo:margin-left="0in" fo:margin-right="0.0402in" fo:orphans="0" fo:widows="0" fo:text-indent="0in" style:auto-text-indent="false"/>
    </style:style>
    <style:style style:name="P45" style:family="paragraph" style:parent-style-name="Table_20_Contents" style:list-style-name="Exalted_20_1a">
      <style:paragraph-properties fo:margin-top="0.0201in" fo:margin-bottom="0.0598in" style:contextual-spacing="true"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color="#1155cc" loext:opacity="100%"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style:use-window-font-color="true" loext:opacity="0%" style:font-name="Times New Roman" fo:font-size="10pt" fo:language="en" fo:country="none" fo:font-style="italic" style:text-underline-style="none" fo:font-weight="normal" officeooo:rsid="002a6056"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9"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 style:family="text">
      <style:text-properties style:use-window-font-color="true" loext:opacity="0%" style:font-name="Times New Roman" fo:font-size="10pt" fo:language="en" fo:country="none" fo:font-style="normal" officeooo:rsid="004c59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6"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7"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8"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29"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0"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34"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fo:font-weight="normal" style:font-weight-asian="normal" style:font-weight-complex="normal"/>
    </style:style>
    <style:style style:name="T37" style:family="text">
      <style:text-properties fo:font-weight="normal" officeooo:rsid="001fa30a" style:font-weight-asian="normal" style:font-weight-complex="normal"/>
    </style:style>
    <style:style style:name="T38" style:family="text">
      <style:text-properties fo:font-weight="normal" officeooo:rsid="002728ad" style:font-weight-asian="normal" style:font-weight-complex="normal"/>
    </style:style>
    <style:style style:name="T39" style:family="text">
      <style:text-properties fo:font-weight="normal" officeooo:rsid="002f2b8e" style:font-weight-asian="normal" style:font-weight-complex="normal"/>
    </style:style>
    <style:style style:name="T40" style:family="text">
      <style:text-properties fo:font-weight="normal" officeooo:rsid="00350a81" style:font-weight-asian="normal" style:font-weight-complex="normal"/>
    </style:style>
    <style:style style:name="T41" style:family="text">
      <style:text-properties fo:font-weight="normal" officeooo:rsid="0038730a" style:font-weight-asian="normal" style:font-weight-complex="normal"/>
    </style:style>
    <style:style style:name="T42" style:family="text">
      <style:text-properties fo:font-weight="normal" officeooo:rsid="0039d4fe" style:font-weight-asian="normal" style:font-weight-complex="normal"/>
    </style:style>
    <style:style style:name="T43" style:family="text">
      <style:text-properties fo:font-weight="normal" officeooo:rsid="003a0e7f" style:font-weight-asian="normal" style:font-weight-complex="normal"/>
    </style:style>
    <style:style style:name="T44" style:family="text">
      <style:text-properties fo:font-weight="normal" officeooo:rsid="003a31ce" style:font-weight-asian="normal" style:font-weight-complex="normal"/>
    </style:style>
    <style:style style:name="T45" style:family="text">
      <style:text-properties fo:font-weight="normal" officeooo:rsid="003c46cf" style:font-weight-asian="normal" style:font-weight-complex="normal"/>
    </style:style>
    <style:style style:name="T46" style:family="text">
      <style:text-properties fo:font-weight="normal" officeooo:rsid="003d43b6" style:font-weight-asian="normal" style:font-weight-complex="normal"/>
    </style:style>
    <style:style style:name="T47" style:family="text">
      <style:text-properties fo:font-weight="normal" officeooo:rsid="00437730" style:font-weight-asian="normal" style:font-weight-complex="normal"/>
    </style:style>
    <style:style style:name="T48" style:family="text">
      <style:text-properties fo:font-weight="normal" officeooo:rsid="0049a1d9" style:font-weight-asian="normal" style:font-weight-complex="normal"/>
    </style:style>
    <style:style style:name="T49" style:family="text">
      <style:text-properties fo:font-weight="normal" officeooo:rsid="004c597c" style:font-weight-asian="normal" style:font-weight-complex="normal"/>
    </style:style>
    <style:style style:name="T50" style:family="text">
      <style:text-properties fo:font-size="10pt" fo:font-style="normal" fo:font-weight="bold" style:font-size-asian="10pt" style:font-style-asian="normal" style:font-weight-asian="bold" style:font-size-complex="10pt" style:font-style-complex="normal" style:font-weight-complex="bold"/>
    </style:style>
    <style:style style:name="T51" style:family="text">
      <style:text-properties style:font-weight-complex="bold"/>
    </style:style>
    <style:style style:name="T52" style:family="text">
      <style:text-properties fo:font-style="normal" style:font-style-asian="normal" style:font-style-complex="normal"/>
    </style:style>
    <style:style style:name="T53" style:family="text">
      <style:text-properties fo:font-style="normal" officeooo:rsid="0043a823" style:font-style-asian="normal" style:font-style-complex="normal"/>
    </style:style>
    <style:style style:name="T54" style:family="text">
      <style:text-properties fo:font-style="normal" officeooo:rsid="001de02c" style:font-style-asian="normal" style:font-style-complex="normal"/>
    </style:style>
    <style:style style:name="T55" style:family="text">
      <style:text-properties fo:font-style="normal" officeooo:rsid="0049a1d9" style:font-style-asian="normal" style:font-style-complex="normal"/>
    </style:style>
    <style:style style:name="T56" style:family="text">
      <style:text-properties fo:font-style="normal" officeooo:rsid="004a7c92" style:font-style-asian="normal" style:font-style-complex="normal"/>
    </style:style>
    <style:style style:name="T57" style:family="text">
      <style:text-properties fo:font-style="normal" officeooo:rsid="004d96f2" style:font-style-asian="normal" style:font-style-complex="normal"/>
    </style:style>
    <style:style style:name="T58" style:family="text">
      <style:text-properties officeooo:rsid="002f2b8e"/>
    </style:style>
    <style:style style:name="T59" style:family="text">
      <style:text-properties style:font-size-complex="10pt" style:font-style-complex="normal" style:font-weight-complex="bold"/>
    </style:style>
    <style:style style:name="T60" style:family="text">
      <style:text-properties officeooo:rsid="0038730a"/>
    </style:style>
    <style:style style:name="T61" style:family="text">
      <style:text-properties officeooo:rsid="003c46cf"/>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Character Creation</text:h>
      <text:p text:style-name="P3"/>
      <text:p text:style-name="P3"/>
      <text:p text:style-name="P3"/>
      <text:section text:style-name="Sect1" text:name="TextSection">
        <text:p text:style-name="P4">Aspects of the character are measured in <text:span text:style-name="T1">Dot Ratings</text:span>, the higher number representing greater proficiency.</text:p>
        <text:p text:style-name="P5">A <text:span text:style-name="T1">Power</text:span> is a general term to refer to Charms, Martial Arts Techniques, Martial Arts Form, Spells, and Evocations.</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4">Experience Costs</text:p>
            </table:table-cell>
            <table:covered-table-cell/>
            <table:covered-table-cell/>
          </table:table-row>
          <table:table-row table:style-name="Table1.1">
            <table:table-cell table:style-name="Table1.A2" office:value-type="string">
              <text:p text:style-name="P14"/>
            </table:table-cell>
            <table:table-cell table:style-name="Table1.B2" office:value-type="string">
              <text:p text:style-name="P14">Standard</text:p>
            </table:table-cell>
            <table:table-cell table:style-name="Table1.C2" office:value-type="string">
              <text:p text:style-name="P14">Favored</text:p>
            </table:table-cell>
          </table:table-row>
          <table:table-row table:style-name="Table1.1">
            <table:table-cell table:style-name="Table1.A3" office:value-type="string">
              <text:p text:style-name="P11">Attribute Rating</text:p>
            </table:table-cell>
            <table:table-cell table:style-name="Table1.B3" office:value-type="string">
              <text:p text:style-name="P11">4</text:p>
            </table:table-cell>
            <table:table-cell table:style-name="Table1.A3" office:value-type="string">
              <text:p text:style-name="P11">--</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1">3</text:p>
            </table:table-cell>
            <table:table-cell table:style-name="Table1.C4" office:value-type="string">
              <text:p text:style-name="P11">2</text:p>
            </table:table-cell>
          </table:table-row>
          <table:table-row table:style-name="Table1.1">
            <table:table-cell table:style-name="Table1.A3" office:value-type="string">
              <text:p text:style-name="P11">Lesser Power</text:p>
            </table:table-cell>
            <table:table-cell table:style-name="Table1.B3" office:value-type="string">
              <text:p text:style-name="P11">5</text:p>
            </table:table-cell>
            <table:table-cell table:style-name="Table1.A3" office:value-type="string">
              <text:p text:style-name="P11">4</text:p>
            </table:table-cell>
          </table:table-row>
          <table:table-row table:style-name="Table1.1">
            <table:table-cell table:style-name="Table1.A6" office:value-type="string">
              <text:p text:style-name="P13">Greater Power <text:line-break/>(Requires Essence 3)</text:p>
            </table:table-cell>
            <table:table-cell table:style-name="Table1.B6" office:value-type="string">
              <text:p text:style-name="P11">10</text:p>
            </table:table-cell>
            <table:table-cell table:style-name="Table1.C6" office:value-type="string">
              <text:p text:style-name="P11">8</text:p>
            </table:table-cell>
          </table:table-row>
        </table:table>
        <text:h text:style-name="P16" text:outline-level="2">Steps</text:h>
        <text:list xml:id="list521285365" text:style-name="Exalted_20_1a">
          <text:list-item>
            <text:p text:style-name="P22">Choose your <text:span text:style-name="T1">Exaltation </text:span>and a <text:span text:style-name="T1">Caste/Aspect</text:span>, noting down any special abilities granted. <text:s/>Your Exaltation will influence everything about your character, ranging from what Charms can be chosen, Strife Expression, and Great Curse.</text:p>
          </text:list-item>
          <text:list-item>
            <text:p text:style-name="P21">Choose your character’s <text:a xlink:type="simple" xlink:href="#The Great Curse|outline" text:style-name="Internet_20_link" text:visited-style-name="Visited_20_Internet_20_Link"><text:span text:style-name="Internet_20_link"><text:span text:style-name="T6">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21">Choose Three <text:a xlink:type="simple" xlink:href="#Intimacies|outline" text:style-name="Internet_20_link" text:visited-style-name="Visited_20_Internet_20_Link"><text:span text:style-name="T6">Intimacies</text:span></text:a>, which represent your devotions or relations to ideas, people, or history.</text:p>
          </text:list-item>
          <text:list-item>
            <text:p text:style-name="P23"><text:span text:style-name="T1">Distribute 26 dots to Attributes</text:span>. No single Attribute may be lower than 1, nor higher than 5.<text:line-break/><text:line-break/><text:span text:style-name="T7">Suggested Method: <text:s/><text:line-break/></text:span><text:span text:style-name="T36">Set all Attributes to 1. </text:span><text:span text:style-name="T35"><text:line-break/>Assign each category (Mental, Social, Mental) to be your character’s Primary, Secondary, or Tertiary set. Then add:</text:span></text:p>
            <text:list>
              <text:list-item>
                <text:list>
                  <text:list-item>
                    <text:p text:style-name="P29"><text:span text:style-name="T1">9 Dots</text:span> to Primary.</text:p>
                  </text:list-item>
                  <text:list-item>
                    <text:p text:style-name="P29"><text:span text:style-name="T1">5 Dots</text:span> to Secondary.</text:p>
                  </text:list-item>
                  <text:list-item>
                    <text:p text:style-name="P29"><text:span text:style-name="T1">3 Dots</text:span> to Tertiary.</text:p>
                  </text:list-item>
                </text:list>
              </text:list-item>
            </text:list>
          </text:list-item>
          <text:list-item>
            <text:p text:style-name="P27">Abilities</text:p>
          </text:list-item>
        </text:list>
        <text:list xml:id="list3759412476" text:style-name="Exalt_20_Dot">
          <text:list-item>
            <text:list>
              <text:list-item>
                <text:p text:style-name="P25">Mark <text:span text:style-name="T1">5 </text:span>Abilities as <text:span text:style-name="T1">Favored</text:span>, <text:span text:style-name="T60">gaining 1 </text:span><text:span text:style-name="T3">free dot</text:span><text:span text:style-name="T41"> </text:span><text:span text:style-name="T43">each.</text:span></text:p>
              </text:list-item>
              <text:list-item>
                <text:p text:style-name="P25"><text:span text:style-name="T42">Mark the </text:span><text:span text:style-name="T44">(+1)</text:span><text:span text:style-name="T42"> </text:span><text:span text:style-name="T44">Favored Ability granted from</text:span><text:span text:style-name="T42"> </text:span><text:span text:style-name="T44">the </text:span><text:span text:style-name="T42">Exaltation/Cast</text:span><text:span text:style-name="T9">e, gaining its</text:span><text:span text:style-name="T42"> </text:span><text:span text:style-name="T47">1 </text:span><text:span text:style-name="T4">free dot</text:span><text:span text:style-name="T42"> as well.</text:span></text:p>
              </text:list-item>
              <text:list-item>
                <text:p text:style-name="P25">Use <text:span text:style-name="T1">9 dots </text:span>to increase Favored Abilities, with no single Ability being higher than <text:span text:style-name="T1">5</text:span>.</text:p>
              </text:list-item>
              <text:list-item>
                <text:p text:style-name="P24"><text:span text:style-name="T1">6 dots</text:span> in <text:span text:style-name="T7">non-Favored</text:span> Abilities, with no single Ability raised higher than <text:span text:style-name="T1">3 </text:span>during this phase.</text:p>
              </text:list-item>
              <text:list-item>
                <text:p text:style-name="P26"><text:span text:style-name="T61">Choose </text:span><text:span text:style-name="T34">3</text:span><text:span text:style-name="T61"> </text:span><text:span text:style-name="T5">Specialities,</text:span><text:span text:style-name="T45"> ea</text:span><text:span text:style-name="T46">ch </text:span><text:span text:style-name="T45">in </text:span><text:span text:style-name="T46">a seperate Favored </text:span><text:span text:style-name="T45">Abilit</text:span><text:span text:style-name="T46">y.</text:span></text:p>
              </text:list-item>
            </text:list>
          </text:list-item>
        </text:list>
        <text:list xml:id="list162433047032307" text:continue-list="list521285365" text:style-name="Exalted_20_1a">
          <text:list-item>
            <text:p text:style-name="P21">Choose a <text:a xlink:type="simple" xlink:href="#Martial Arts|outline" text:style-name="Internet_20_link" text:visited-style-name="Visited_20_Internet_20_Link"><text:span text:style-name="T6">Martial Arts Style</text:span></text:a>. Martial Arts dictates how your character interacts during combat, ranging from animal styles to esoteric and strange supernatural styles.</text:p>
          </text:list-item>
          <text:list-item>
            <text:p text:style-name="P21">Gain 15 <text:span text:style-name="T2">Resources</text:span>, which may immediately be spent on Merits. During character creation, Obstruction rolls are ignored. </text:p>
          </text:list-item>
          <text:list-item>
            <text:p text:style-name="P21">Gain <text:span text:style-name="T1">3 Lesser Powers, </text:span>each in an Ability that is <text:span text:style-name="T1">Favored.</text:span></text:p>
          </text:list-item>
          <text:list-item>
            <text:p text:style-name="P28">Spend <text:span text:style-name="T2">30 xp</text:span> as desired.</text:p>
          </text:list-item>
        </text:list>
        <table:table table:name="Table2" table:style-name="Table2">
          <table:table-column table:style-name="Table2.A"/>
          <table:table-row table:style-name="Table2.1">
            <table:table-cell table:style-name="Table2.A1" office:value-type="string">
              <text:p text:style-name="P15">Summary</text:p>
              <text:list xml:id="list162434388871432" text:continue-numbering="true" text:style-name="Exalted_20_1a">
                <text:list-header>
                  <text:p text:style-name="P44"><text:span text:style-name="T31">Before spending xp, double check that your character has the following </text:span><text:span text:style-name="T32">minimums</text:span>: </text:p>
                  <text:p text:style-name="P43"><text:span text:style-name="T1">26 </text:span>Attribute Points</text:p>
                  <text:p text:style-name="P43"><text:span text:style-name="T1">14 </text:span>Favored Ability Points</text:p>
                  <text:list>
                    <text:list-header>
                      <text:p text:style-name="P43"><text:span text:style-name="T39">(</text:span><text:span text:style-name="T1">+1 </text:span>from Exaltation/Caste<text:span text:style-name="T58">)</text:span></text:p>
                    </text:list-header>
                  </text:list>
                  <text:p text:style-name="P43"><text:span text:style-name="T1">6</text:span> Non-Favored Ability Points</text:p>
                  <text:p text:style-name="P43"><text:span text:style-name="T1">3</text:span> Lesser Powers (Favored) </text:p>
                  <text:p text:style-name="P43"><text:span text:style-name="T1">1</text:span> Martial Arts Form </text:p>
                  <text:p text:style-name="P43"><text:span text:style-name="T1">15</text:span> Project Resources</text:p>
                  <text:p text:style-name="P45"><text:span text:style-name="T1">3 </text:span>Specialities</text:p>
                </text:list-header>
              </text:list>
            </table:table-cell>
          </table:table-row>
        </table:table>
        <text:list xml:id="list162432964277712" text:continue-numbering="true" text:style-name="Exalted_20_1a">
          <text:list-item>
            <text:p text:style-name="P30">Specify <text:span text:style-name="T2">Equipment</text:span> the character carries, considering their background. <text:s/>Unlike other systems, Exalted does not require an extensive list of what equipment or tools the Exalt has on their person---so long as it is reasonable for them to have an item, they are considered to be carrying it. Mundane armor and weapons are included</text:p>
          </text:list-item>
          <text:list-item>
            <text:p text:style-name="P31"><text:span text:style-name="T51">General Static Values</text:span><text:span text:style-name="T36"> </text:span><text:span text:style-name="T38"><text:line-break/></text:span><text:span text:style-name="T48">R</text:span><text:span text:style-name="T38">ecord the following calculated static values</text:span></text:p>
          </text:list-item>
        </text:list>
        <text:list xml:id="list162433399255614" text:continue-list="list3759412476" text:style-name="Exalt_20_Dot">
          <text:list-item>
            <text:list>
              <text:list-item>
                <text:p text:style-name="P33"><text:span text:style-name="T1">Personal Motes</text:span><text:span text:style-name="T36"> </text:span><text:span text:style-name="T52"><text:line-break/></text:span><text:span text:style-name="T55">1</text:span><text:span text:style-name="T52">0 + (Essenc</text:span><text:span text:style-name="T53">e)</text:span></text:p>
              </text:list-item>
              <text:list-item>
                <text:p text:style-name="P33"><text:span text:style-name="T1">Peripheral Motes</text:span><text:span text:style-name="T52"> <text:line-break/></text:span><text:span text:style-name="T57">1</text:span><text:span text:style-name="T52">5 <text:s/>+ (Essence) x2</text:span></text:p>
              </text:list-item>
              <text:list-item>
                <text:p text:style-name="P32"><text:span text:style-name="T1">Guile</text:span><text:span text:style-name="T52"> <text:line-break/></text:span><text:span text:style-name="T56">(</text:span><text:span text:style-name="T52">Composure + Deception)/2</text:span></text:p>
              </text:list-item>
              <text:list-item>
                <text:p text:style-name="P33"><text:span text:style-name="T1">Resolve</text:span><text:span text:style-name="T52"> <text:line-break/></text:span><text:span text:style-name="T56">(</text:span><text:span text:style-name="T52">Will + Integrity)/2</text:span></text:p>
              </text:list-item>
            </text:list>
          </text:list-item>
        </text:list>
        <table:table table:name="Table3" table:style-name="Table3">
          <table:table-column table:style-name="Table3.A"/>
          <text:soft-page-break/>
          <table:table-row table:style-name="Table3.1">
            <table:table-cell table:style-name="Table3.A1" office:value-type="string">
              <text:p text:style-name="P8">Rounding</text:p>
              <text:p text:style-name="P7"><text:span text:style-name="T33">A</text:span><text:span text:style-name="T59">lways round up to the nearest whole number.</text:span></text:p>
            </table:table-cell>
          </table:table-row>
        </table:table>
        <text:list xml:id="list162434415873297" text:continue-list="list162432964277712" text:style-name="Exalted_20_1a">
          <text:list-item>
            <text:p text:style-name="P34">Combat Static Values<text:span text:style-name="T37"> <text:line-break/></text:span><text:span text:style-name="T49">A</text:span><text:span text:style-name="T37">ssign the static values </text:span><text:span text:style-name="T40">used (most commonly)</text:span><text:span text:style-name="T37"> during a Combat Scene.</text:span></text:p>
          </text:list-item>
        </text:list>
        <text:list xml:id="list162433897785802" text:continue-list="list162433399255614" text:style-name="Exalt_20_Dot">
          <text:list-item>
            <text:list>
              <text:list-item>
                <text:p text:style-name="P35"><text:span text:style-name="T1">Endurance</text:span><text:span text:style-name="T10"> <text:line-break/></text:span><text:span text:style-name="T11">5</text:span><text:span text:style-name="T52">+(Stamina+Athletics+Physique)+(Essence) x</text:span><text:span text:style-name="T54">2</text:span></text:p>
              </text:list-item>
              <text:list-item>
                <text:p text:style-name="P36"><text:span text:style-name="T29">Defense Value (DV)</text:span><text:span text:style-name="T16"> <text:line-break/></text:span><text:span text:style-name="T23">G</text:span><text:span text:style-name="T16">reater of Evasion or Soak </text:span></text:p>
              </text:list-item>
              <text:list-item>
                <text:p text:style-name="P37"><text:span text:style-name="T50">Evasion</text:span> <text:line-break/><text:span text:style-name="T26">(</text:span><text:span text:style-name="T25">Dexterity + Athletics)/2 </text:span><text:span text:style-name="T27">+ (Evasion Mod)</text:span></text:p>
              </text:list-item>
              <text:list-item>
                <text:p text:style-name="P38"><text:span text:style-name="T29">Soak</text:span><text:span text:style-name="T18"> <text:line-break/></text:span><text:span text:style-name="T17">Stamina + Physique)/2 + (Soak Mod)</text:span></text:p>
              </text:list-item>
              <text:list-item>
                <text:p text:style-name="P39"><text:span text:style-name="T28">Accuracy</text:span><text:span text:style-name="T19"> <text:line-break/></text:span><text:span text:style-name="T23">(</text:span><text:span text:style-name="T20">Weapon Att.</text:span><text:span text:style-name="T16"> + Weapon Ability)/2 + (Weapon Mod)<text:line-break/><text:line-break/></text:span><text:span text:style-name="T24">T</text:span><text:span text:style-name="T12">he Attribute and Ability </text:span><text:span text:style-name="T14">used</text:span><text:span text:style-name="T12"> </text:span><text:span text:style-name="T14">depend</text:span><text:span text:style-name="T15">s</text:span><text:span text:style-name="T14"> on th</text:span><text:span text:style-name="T15">e current weapon</text:span><text:span text:style-name="T12"> This is described in more detail in </text:span><text:a xlink:type="simple" xlink:href="#Weapons and Armor|outline" text:style-name="Internet_20_link" text:visited-style-name="Visited_20_Internet_20_Link">Weapons</text:a><text:span text:style-name="T13">.</text:span></text:p>
              </text:list-item>
              <text:list-item>
                <text:p text:style-name="P40"><text:span text:style-name="T28">Base Damage</text:span><text:span text:style-name="T16"> <text:line-break/></text:span><text:span text:style-name="T23">(</text:span><text:span text:style-name="T16">Strength + Essence Level)/2 + </text:span><text:span text:style-name="T21">(</text:span><text:span text:style-name="T16">Weapon </text:span><text:span text:style-name="T21">Mod)</text:span></text:p>
              </text:list-item>
              <text:list-item>
                <text:p text:style-name="P40"><text:span text:style-name="T30">Initiative</text:span><text:span text:style-name="T22"> <text:line-break/></text:span><text:span text:style-name="T23">(</text:span><text:span text:style-name="T22">Cunning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9">XP Generation</text:p>
              <text:p text:style-name="P6">If you prefer pure xp <text:s/>generation, character creation ends at 150xp, with the following minimums:</text:p>
              <text:p text:style-name="P6"/>
              <text:list xml:id="list931004314" text:style-name="Exalted_20_Center_20_Dot">
                <text:list-item>
                  <text:p text:style-name="P41">Attributes: <text:s/>68 xp</text:p>
                </text:list-item>
                <text:list-item>
                  <text:p text:style-name="P41">Favored Abilities: 18xp</text:p>
                </text:list-item>
                <text:list-item>
                  <text:p text:style-name="P41">Non-Favored Abilities: 18xp</text:p>
                </text:list-item>
                <text:list-item>
                  <text:p text:style-name="P41">Lesser Powers: <text:s/>12xp</text:p>
                </text:list-item>
                <text:list-item>
                  <text:p text:style-name="P41">Martial Arts Form: 4xp</text:p>
                </text:list-item>
                <text:list-item>
                  <text:p text:style-name="P41"><text:span text:style-name="T1">15</text:span> Project Resources</text:p>
                </text:list-item>
                <text:list-item>
                  <text:p text:style-name="P41"><text:span text:style-name="T1">3 </text:span>Specialities</text:p>
                </text:list-item>
              </text:list>
            </table:table-cell>
          </table:table-row>
        </table:table>
        <text:h text:style-name="P17" text:outline-level="2"/>
        <text:h text:style-name="P18" text:outline-level="2">Advancement</text:h>
        <text:p text:style-name="Exalted">Essence increases automatically depending on how much xp has accumulated after Character Creation:</text:p>
        <text:list xml:id="list162433133774353" text:continue-numbering="true" text:style-name="Exalted_20_Center_20_Dot">
          <text:list-item>
            <text:p text:style-name="P42">Essence 2: <text:tab/>25 xp</text:p>
          </text:list-item>
          <text:list-item>
            <text:p text:style-name="P42">Essence 3: <text:tab/>50 xp</text:p>
          </text:list-item>
          <text:list-item>
            <text:p text:style-name="P42">Essence 4: <text:tab/>100 xp</text:p>
          </text:list-item>
          <text:list-item>
            <text:p text:style-name="P20">Essence 5: <text:tab/>200 xp</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1">Five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162433029183232" text:continue-numbering="true" text:style-name="Exalted_20_Center_20_Dot">
          <text:list-item>
            <text:p text:style-name="P42">Reaching a milestone in a player character’s personal story.</text:p>
          </text:list-item>
          <text:list-item>
            <text:p text:style-name="P42">Suffering a defeat, or otherwise being impeded in their journeys.</text:p>
          </text:list-item>
          <text:list-item>
            <text:p text:style-name="P20">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 <text:s/>If they manage to acquire riches, or recruit helpers to work, give them Resources to represent such actions.</text:p>
        <text:p text:style-name="Exalted">Each individual <text:span text:style-name="T1">Keystone </text:span><text:span text:style-name="T7">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14">Resources</text:p>
            </table:table-cell>
            <table:covered-table-cell/>
            <table:covered-table-cell/>
            <table:covered-table-cell/>
          </table:table-row>
          <table:table-row table:style-name="Table7.1">
            <table:table-cell table:style-name="Table7.A2" office:value-type="string">
              <text:p text:style-name="P14"/>
            </table:table-cell>
            <table:table-cell table:style-name="Table7.B2" office:value-type="string">
              <text:p text:style-name="P14">Manpower</text:p>
            </table:table-cell>
            <table:table-cell table:style-name="Table7.C2" office:value-type="string">
              <text:p text:style-name="P14">Wealth</text:p>
            </table:table-cell>
            <table:table-cell table:style-name="Table7.D2" office:value-type="string">
              <text:p text:style-name="P14">Time</text:p>
            </table:table-cell>
          </table:table-row>
          <table:table-row table:style-name="Table7.1">
            <table:table-cell table:style-name="Table7.A3" office:value-type="string">
              <text:p text:style-name="P11">1</text:p>
            </table:table-cell>
            <table:table-cell table:style-name="Table7.B3" office:value-type="string">
              <text:p text:style-name="P11">Hamlet</text:p>
            </table:table-cell>
            <table:table-cell table:style-name="Table7.C3" office:value-type="string">
              <text:p text:style-name="P11">-</text:p>
            </table:table-cell>
            <table:table-cell table:style-name="Table7.A3" office:value-type="string">
              <text:p text:style-name="P11">Day</text:p>
            </table:table-cell>
          </table:table-row>
          <table:table-row table:style-name="Table7.1">
            <table:table-cell table:style-name="Table7.A4" office:value-type="string">
              <text:p text:style-name="P11">5</text:p>
            </table:table-cell>
            <table:table-cell table:style-name="Table7.B4" office:value-type="string">
              <text:p text:style-name="P11">Village</text:p>
            </table:table-cell>
            <table:table-cell table:style-name="Table7.C4" office:value-type="string">
              <text:p text:style-name="P11">Merchant</text:p>
            </table:table-cell>
            <table:table-cell table:style-name="Table7.D4" office:value-type="string">
              <text:p text:style-name="P11">Week</text:p>
            </table:table-cell>
          </table:table-row>
          <table:table-row table:style-name="Table7.1">
            <table:table-cell table:style-name="Table7.A3" office:value-type="string">
              <text:p text:style-name="P11">10</text:p>
            </table:table-cell>
            <table:table-cell table:style-name="Table7.B3" office:value-type="string">
              <text:p text:style-name="P11">Town</text:p>
            </table:table-cell>
            <table:table-cell table:style-name="Table7.C3" office:value-type="string">
              <text:p text:style-name="P11">Caravan</text:p>
            </table:table-cell>
            <table:table-cell table:style-name="Table7.A3" office:value-type="string">
              <text:p text:style-name="P11">Month</text:p>
            </table:table-cell>
          </table:table-row>
          <table:table-row table:style-name="Table7.1">
            <table:table-cell table:style-name="Table7.A6" office:value-type="string">
              <text:p text:style-name="P12">20</text:p>
            </table:table-cell>
            <table:table-cell table:style-name="Table7.B6" office:value-type="string">
              <text:p text:style-name="P12">City</text:p>
            </table:table-cell>
            <table:table-cell table:style-name="Table7.C6" office:value-type="string">
              <text:p text:style-name="P12">City Income</text:p>
            </table:table-cell>
            <table:table-cell table:style-name="Table7.D6" office:value-type="string">
              <text:p text:style-name="P12">Season</text:p>
            </table:table-cell>
          </table:table-row>
          <table:table-row table:style-name="Table7.1">
            <table:table-cell table:style-name="Table7.A3" office:value-type="string">
              <text:p text:style-name="P11">50</text:p>
            </table:table-cell>
            <table:table-cell table:style-name="Table7.B3" office:value-type="string">
              <text:p text:style-name="P11">Prefecture</text:p>
            </table:table-cell>
            <table:table-cell table:style-name="Table7.C3" office:value-type="string">
              <text:p text:style-name="P11">Trading Network</text:p>
            </table:table-cell>
            <table:table-cell table:style-name="Table7.A3" office:value-type="string">
              <text:p text:style-name="P11">Year</text:p>
            </table:table-cell>
          </table:table-row>
          <table:table-row table:style-name="Table7.1">
            <table:table-cell table:style-name="Table7.A8" office:value-type="string">
              <text:p text:style-name="P12">75</text:p>
            </table:table-cell>
            <table:table-cell table:style-name="Table7.B8" office:value-type="string">
              <text:p text:style-name="P12">Province</text:p>
            </table:table-cell>
            <table:table-cell table:style-name="Table7.C8" office:value-type="string">
              <text:p text:style-name="P12">Nation</text:p>
            </table:table-cell>
            <table:table-cell table:style-name="Table7.D8" office:value-type="string">
              <text:p text:style-name="P12">Decade</text:p>
            </table:table-cell>
          </table:table-row>
        </table:table>
        <text:p text:style-name="P1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16:24:32.656000000</dc:date>
    <meta:editing-cycles>134</meta:editing-cycles>
    <meta:editing-duration>PT7H41M16S</meta:editing-duration>
    <meta:generator>LibreOffice/7.0.3.1$Windows_X86_64 LibreOffice_project/d7547858d014d4cf69878db179d326fc3483e082</meta:generator>
    <dc:creator>Samuel Smith</dc:creator>
    <meta:document-statistic meta:table-count="5" meta:image-count="0" meta:object-count="0" meta:page-count="2" meta:paragraph-count="120" meta:word-count="932" meta:character-count="5509" meta:non-whitespace-character-count="4708"/>
  </office:meta>
</office:document-meta>
</file>